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Gill Sans MT_CCJU"/>
    </style:style>
    <style:style style:name="P3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5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"/>
    </style:style>
    <style:style style:name="P10" style:family="paragraph" style:parent-style-name="Standard">
      <style:text-properties style:font-name="Gill Sans MT_CCJU" fo:font-size="11pt" style:font-size-asian="11pt" style:font-size-complex="11pt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PCheader#%</text:p>
      <text:p text:style-name="P10"/>
      <text:p text:style-name="P4">%=NSS_BILLAG=%</text:p>
      <text:p text:style-name="P9"/>
      <text:p text:style-name="P6">%=TITRE_BILLAG=%</text:p>
      <text:p text:style-name="P2"/>
      <text:p text:style-name="P4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8"/>
      <text:p text:style-name="P7">%=SALUTATIONS_BILLAG=%</text:p>
      <text:p text:style-name="P8"/>
      <text:p text:style-name="P8">%#include PCsignature#%</text:p>
      <text:p text:style-name="P1"/>
      <text:p text:style-name="P11"/>
      <text:p text:style-name="Text_20_body"/>
      <text:p text:style-name="P7"><text:tab/></text:p>
      <text:p text:style-name="P8">.</text:p>
      <text:p text:style-name="P8"><draw:frame draw:style-name="fr1" draw:name="Frame1" text:anchor-type="paragraph" svg:x="12.051cm" svg:y="0.24cm" svg:width="4.588cm" draw:z-index="0"><draw:text-box fo:min-height="0.769cm"><text:p text:style-name="P12">%=ADRESSE_FORM=%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1.499cm" fo:margin-left="1.981cm" fo:margin-right="2.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30T16:44:21.30</dc:date>
    <meta:editing-cycles>29</meta:editing-cycles>
    <meta:editing-duration>PT1H25M21S</meta:editing-duration>
    <meta:document-statistic meta:table-count="0" meta:image-count="0" meta:object-count="0" meta:page-count="2" meta:paragraph-count="14" meta:word-count="15" meta:character-count="211"/>
    <meta:user-defined meta:name="Info 1"/>
    <meta:user-defined meta:name="Info 2"/>
    <meta:user-defined meta:name="Info 3"/>
    <meta:user-defined meta:name="Info 4"/>
  </office:meta>
</office:document-meta>
</file>